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  <style:text-properties fo:color="#a9b7c6" style:font-name="Source Code Pro" fo:font-size="12.8000001907349pt"/>
    </style:style>
    <style:style style:name="P2" style:family="paragraph" style:parent-style-name="Preformatted_20_Text">
      <style:text-properties fo:color="#a9b7c6"/>
    </style:style>
    <style:style style:name="P3" style:family="paragraph" style:parent-style-name="Preformatted_20_Text">
      <style:text-properties fo:color="#a9b7c6" style:font-name="Source Code Pro" fo:font-size="12.8000001907349pt"/>
    </style:style>
    <style:style style:name="P4" style:family="paragraph" style:parent-style-name="Preformatted_20_Text">
      <style:text-properties fo:color="#808080"/>
    </style:style>
    <style:style style:name="P5" style:family="paragraph" style:parent-style-name="Preformatted_20_Text">
      <style:text-properties fo:color="#808080" style:font-name="Source Code Pro" fo:font-size="12.8000001907349pt"/>
    </style:style>
    <style:style style:name="P6" style:family="paragraph" style:parent-style-name="Preformatted_20_Text">
      <style:text-properties fo:color="#cc7832"/>
    </style:style>
    <style:style style:name="T1" style:family="text">
      <style:text-properties fo:color="#cc7832"/>
    </style:style>
    <style:style style:name="T2" style:family="text">
      <style:text-properties fo:color="#cc7832" style:font-name="Source Code Pro" fo:font-size="12.8000001907349pt"/>
    </style:style>
    <style:style style:name="T3" style:family="text">
      <style:text-properties fo:color="#bbb529"/>
    </style:style>
    <style:style style:name="T4" style:family="text">
      <style:text-properties fo:color="#bbb529" style:font-name="Source Code Pro" fo:font-size="12.8000001907349pt"/>
    </style:style>
    <style:style style:name="T5" style:family="text">
      <style:text-properties style:font-name="Source Code Pro" fo:font-size="12.8000001907349pt"/>
    </style:style>
    <style:style style:name="T6" style:family="text">
      <style:text-properties style:font-name="Source Code Pro" fo:font-size="12.8000001907349pt" fo:font-style="italic"/>
    </style:style>
    <style:style style:name="T7" style:family="text">
      <style:text-properties fo:color="#9876aa" style:font-name="Source Code Pro" fo:font-size="12.8000001907349pt"/>
    </style:style>
    <style:style style:name="T8" style:family="text">
      <style:text-properties fo:color="#9876aa" style:font-name="Source Code Pro" fo:font-size="12.8000001907349pt" fo:font-style="italic"/>
    </style:style>
    <style:style style:name="T9" style:family="text">
      <style:text-properties fo:color="#6a8759" style:font-name="Source Code Pro" fo:font-size="12.8000001907349pt"/>
    </style:style>
    <style:style style:name="T10" style:family="text">
      <style:text-properties fo:color="#808080"/>
    </style:style>
    <style:style style:name="T11" style:family="text">
      <style:text-properties fo:color="#808080" style:font-name="Source Code Pro" fo:font-size="12.8000001907349pt"/>
    </style:style>
    <style:style style:name="T12" style:family="text">
      <style:text-properties fo:color="#ffc66d" style:font-name="Source Code Pro" fo:font-size="12.8000001907349pt"/>
    </style:style>
    <style:style style:name="T13" style:family="text">
      <style:text-properties fo:color="#629755"/>
    </style:style>
    <style:style style:name="T14" style:family="text">
      <style:text-properties fo:color="#629755" style:font-name="Source Code Pro" fo:font-size="12.8000001907349pt" fo:font-style="italic"/>
    </style:style>
    <style:style style:name="T15" style:family="text">
      <style:text-properties fo:color="#6897bb"/>
    </style:style>
    <style:style style:name="T16" style:family="text">
      <style:text-properties fo:color="#6897bb" style:font-name="Source Code Pro" fo:font-size="12.800000190734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ackage </text:span>com.buendiasoftware.bancarota<text:span text:style-name="T1">;</text:span></text:p>
      <text:p text:style-name="P3"><text:span text:style-name="T1">import </text:span>android.support.annotation.<text:span text:style-name="T3">NonNull</text:span><text:span text:style-name="T1">;</text:span></text:p>
      <text:p text:style-name="P3"><text:span text:style-name="T1">import </text:span>android.support.annotation.<text:span text:style-name="T3">Nullable</text:span><text:span text:style-name="T1">;</text:span></text:p>
      <text:p text:style-name="P3"><text:span text:style-name="T1">import </text:span>android.support.v7.app.AppCompatActivity<text:span text:style-name="T1">;</text:span></text:p>
      <text:p text:style-name="P3"><text:span text:style-name="T1">import </text:span>android.os.Bundle<text:span text:style-name="T1">;</text:span></text:p>
      <text:p text:style-name="P3"><text:span text:style-name="T1">import </text:span>android.support.v7.widget.Toolbar<text:span text:style-name="T1">;</text:span></text:p>
      <text:p text:style-name="P3"><text:span text:style-name="T1">import </text:span>android.view.Menu<text:span text:style-name="T1">;</text:span></text:p>
      <text:p text:style-name="P3"><text:span text:style-name="T1">import </text:span>android.view.MenuInflater<text:span text:style-name="T1">;</text:span></text:p>
      <text:p text:style-name="P3"><text:span text:style-name="T1">import </text:span>android.view.MenuItem<text:span text:style-name="T1">;</text:span></text:p>
      <text:p text:style-name="P3"><text:span text:style-name="T1">import </text:span>android.view.View<text:span text:style-name="T1">;</text:span></text:p>
      <text:p text:style-name="P3"><text:span text:style-name="T1">import </text:span>android.content.Intent<text:span text:style-name="T1">;</text:span></text:p>
      <text:p text:style-name="P3"><text:span text:style-name="T1">import </text:span>android.widget.EditText<text:span text:style-name="T1">;</text:span></text:p>
      <text:p text:style-name="P3"><text:span text:style-name="T1">import </text:span>android.widget.TextView<text:span text:style-name="T1">;</text:span></text:p>
      <text:p text:style-name="P3"><text:span text:style-name="T1">import </text:span>java.text.SimpleDateFormat<text:span text:style-name="T1">;</text:span></text:p>
      <text:p text:style-name="P3"><text:span text:style-name="T1">import </text:span>java.util.Date<text:span text:style-name="T1">;</text:span></text:p>
      <text:p text:style-name="P3"><text:span text:style-name="T1">import </text:span>java.util.List<text:span text:style-name="T1">;</text:span></text:p>
      <text:p text:style-name="P3"><text:span text:style-name="T1">import </text:span>java.util.Locale<text:span text:style-name="T1">;</text:span></text:p>
      <text:p text:style-name="P3"><text:span text:style-name="T1">public class </text:span>MainActivity <text:span text:style-name="T1">extends </text:span>AppCompatActivity {</text:p>
      <text:p text:style-name="P2"><text:s text:c="4"/><text:span text:style-name="T2">public static final </text:span><text:span text:style-name="T5">String </text:span><text:span text:style-name="T8">EXTRA_MESSAGE </text:span><text:span text:style-name="T5">= </text:span><text:span text:style-name="T9">"com.example.myfirstapp.MESSAGE"</text:span><text:span text:style-name="T2">;</text:span></text:p>
      <text:p text:style-name="P2"><text:span text:style-name="T1"><text:s text:c="4"/></text:span><text:span text:style-name="T2">public </text:span><text:span text:style-name="T5">String </text:span><text:span text:style-name="T7">date</text:span><text:span text:style-name="T2">;</text:span></text:p>
      <text:p text:style-name="P2"><text:span text:style-name="T1"><text:s text:c="4"/></text:span><text:span text:style-name="T2">private </text:span><text:span text:style-name="T5">GastosDB </text:span><text:span text:style-name="T7">gastosDatabase</text:span><text:span text:style-name="T5">=GastosDB.</text:span><text:span text:style-name="T6">getInstance</text:span><text:span text:style-name="T5">(MainActivity.</text:span><text:span text:style-name="T2">this</text:span><text:span text:style-name="T5">)</text:span><text:span text:style-name="T2">;</text:span></text:p>
      <text:p text:style-name="P2"><text:span text:style-name="T1"><text:s text:c="4"/></text:span><text:span text:style-name="T2">private </text:span><text:span text:style-name="T5">TextView </text:span><text:span text:style-name="T7">textAlimentos</text:span><text:span text:style-name="T2">,</text:span><text:span text:style-name="T7">textDiversion</text:span><text:span text:style-name="T2">,</text:span><text:span text:style-name="T7">textTransporte</text:span><text:span text:style-name="T2">,</text:span><text:span text:style-name="T7">textHogar</text:span><text:span text:style-name="T2">,</text:span><text:span text:style-name="T7">textEducacion</text:span><text:span text:style-name="T2">,</text:span><text:span text:style-name="T7">textOtros</text:span><text:span text:style-name="T2">,</text:span><text:span text:style-name="T7">textGastoTotal</text:span><text:span text:style-name="T2">;</text:span></text:p>
      <text:p text:style-name="P2"><text:span text:style-name="T1"><text:s text:c="4"/></text:span><text:span text:style-name="T2">int </text:span><text:span text:style-name="T7">gastoAlimentos</text:span><text:span text:style-name="T2">, </text:span><text:span text:style-name="T7">gastoDiversion</text:span><text:span text:style-name="T2">, </text:span><text:span text:style-name="T7">gastoTransporte</text:span><text:span text:style-name="T2">, </text:span><text:span text:style-name="T7">gastoHogar</text:span><text:span text:style-name="T2">, </text:span><text:span text:style-name="T7">gastoEducacion</text:span><text:span text:style-name="T2">,</text:span><text:span text:style-name="T7">gastoOtros</text:span><text:span text:style-name="T2">,</text:span><text:span text:style-name="T7">totalGastadoHoy</text:span><text:span text:style-name="T2">;</text:span></text:p>
      <text:p text:style-name="P2"><text:span text:style-name="T1"><text:s text:c="5"/></text:span><text:span text:style-name="T4">@Override</text:span></text:p>
      <text:p text:style-name="P2"><text:span text:style-name="T3"><text:s text:c="4"/></text:span><text:span text:style-name="T11">/*</text:span></text:p>
      <text:p text:style-name="P4"><text:s text:c="4"/><text:span text:style-name="T5">* Method to create the Toolbar where the Menu will be inserted</text:span></text:p>
      <text:p text:style-name="P4"><text:s text:c="4"/><text:span text:style-name="T5">* */</text:span></text:p>
      <text:p text:style-name="P2"><text:span text:style-name="T10"><text:s text:c="4"/></text:span><text:span text:style-name="T2">protected void </text:span><text:span text:style-name="T12">onCreate</text:span><text:span text:style-name="T5">(Bundle savedInstanceState) {</text:span></text:p>
      <text:p text:style-name="P2"><text:s text:c="8"/><text:span text:style-name="T2">super</text:span><text:span text:style-name="T5">.onCreate(savedInstanceState)</text:span><text:span text:style-name="T2">;</text:span></text:p>
      <text:p text:style-name="P2"><text:span text:style-name="T1"><text:s text:c="8"/></text:span><text:span text:style-name="T5">setContentView(R.layout.</text:span><text:span text:style-name="T8">activity_main</text:span><text:span text:style-name="T5">)</text:span><text:span text:style-name="T2">;</text:span></text:p>
      <text:p text:style-name="P2"><text:span text:style-name="T1"><text:s text:c="8"/></text:span><text:span text:style-name="T5">Toolbar myToolbar = (Toolbar) findViewById(R.id.</text:span><text:span text:style-name="T8">my_toolbar</text:span><text:span text:style-name="T5">)</text:span><text:span text:style-name="T2">;</text:span></text:p>
      <text:p text:style-name="P2"><text:span text:style-name="T1"><text:s text:c="8"/></text:span><text:span text:style-name="T5">setSupportActionBar(myToolbar)</text:span><text:span text:style-name="T2">;</text:span></text:p>
      <text:p text:style-name="P2"><text:span text:style-name="T1"><text:s text:c="8"/></text:span><text:span text:style-name="T7">date </text:span><text:span text:style-name="T5">= </text:span><text:span text:style-name="T2">new </text:span><text:span text:style-name="T5">SimpleDateFormat(</text:span><text:span text:style-name="T9">"dd-MM-yyyy"</text:span><text:span text:style-name="T2">, </text:span><text:span text:style-name="T5">Locale.</text:span><text:span text:style-name="T6">getDefault</text:span><text:span text:style-name="T5">()).format(</text:span><text:span text:style-name="T2">new </text:span><text:span text:style-name="T5">Date())</text:span><text:span text:style-name="T2">;</text:span></text:p>
      <text:p text:style-name="P2"><text:span text:style-name="T1"><text:s text:c="8"/></text:span><text:span text:style-name="T5">getValuesAndWrite()</text:span><text:span text:style-name="T2">;</text:span></text:p>
      <text:p text:style-name="P2"><text:span text:style-name="T1"><text:s text:c="4"/></text:span><text:span text:style-name="T5">}</text:span></text:p>
      <text:p text:style-name="P2"><text:s text:c="4"/><text:span text:style-name="T11">/*</text:span></text:p>
      <text:p text:style-name="P4"><text:s text:c="4"/><text:span text:style-name="T5">* Method to get values from DB, and write them in the facade</text:span></text:p>
      <text:p text:style-name="P4"><text:s text:c="4"/><text:span text:style-name="T5">* */</text:span></text:p>
      <text:p text:style-name="P2"><text:span text:style-name="T10"><text:s text:c="4"/></text:span><text:span text:style-name="T2">public void </text:span><text:span text:style-name="T12">getValuesAndWrite</text:span><text:span text:style-name="T5">(){</text:span></text:p>
      <text:p text:style-name="P2"><text:soft-page-break/><text:s text:c="8"/><text:span text:style-name="T11">/*</text:span></text:p>
      <text:p text:style-name="P4"><text:s text:c="8"/><text:span text:style-name="T5">* codigo para ir a leer de la DB</text:span></text:p>
      <text:p text:style-name="P4"><text:s text:c="8"/><text:span text:style-name="T5">* */</text:span></text:p>
      <text:p text:style-name="P4"><text:s text:c="8"/><text:span text:style-name="T5">// Traigo datos de los queries</text:span></text:p>
      <text:p text:style-name="P2"><text:span text:style-name="T10"><text:s text:c="8"/></text:span><text:span text:style-name="T7">gastoAlimentos </text:span><text:span text:style-name="T5">= </text:span><text:span text:style-name="T7">gastosDatabase</text:span><text:span text:style-name="T5">.getGastosDao().getGastosToday(</text:span><text:span text:style-name="T9">"1"</text:span><text:span text:style-name="T2">, </text:span><text:span text:style-name="T7">date</text:span><text:span text:style-name="T5">)</text:span><text:span text:style-name="T2">;</text:span></text:p>
      <text:p text:style-name="P2"><text:span text:style-name="T1"><text:s text:c="8"/></text:span><text:span text:style-name="T7">gastoDiversion </text:span><text:span text:style-name="T5">= </text:span><text:span text:style-name="T7">gastosDatabase</text:span><text:span text:style-name="T5">.getGastosDao().getGastosToday(</text:span><text:span text:style-name="T9">"2"</text:span><text:span text:style-name="T2">, </text:span><text:span text:style-name="T7">date</text:span><text:span text:style-name="T5">)</text:span><text:span text:style-name="T2">;</text:span></text:p>
      <text:p text:style-name="P2"><text:span text:style-name="T1"><text:s text:c="8"/></text:span><text:span text:style-name="T7">gastoTransporte </text:span><text:span text:style-name="T5">= </text:span><text:span text:style-name="T7">gastosDatabase</text:span><text:span text:style-name="T5">.getGastosDao().getGastosToday(</text:span><text:span text:style-name="T9">"3"</text:span><text:span text:style-name="T2">, </text:span><text:span text:style-name="T7">date</text:span><text:span text:style-name="T5">)</text:span><text:span text:style-name="T2">;</text:span></text:p>
      <text:p text:style-name="P2"><text:span text:style-name="T1"><text:s text:c="8"/></text:span><text:span text:style-name="T7">gastoHogar </text:span><text:span text:style-name="T5">= </text:span><text:span text:style-name="T7">gastosDatabase</text:span><text:span text:style-name="T5">.getGastosDao().getGastosToday(</text:span><text:span text:style-name="T9">"4"</text:span><text:span text:style-name="T2">, </text:span><text:span text:style-name="T7">date</text:span><text:span text:style-name="T5">)</text:span><text:span text:style-name="T2">;</text:span></text:p>
      <text:p text:style-name="P2"><text:span text:style-name="T1"><text:s text:c="8"/></text:span><text:span text:style-name="T7">gastoEducacion </text:span><text:span text:style-name="T5">= </text:span><text:span text:style-name="T7">gastosDatabase</text:span><text:span text:style-name="T5">.getGastosDao().getGastosToday(</text:span><text:span text:style-name="T9">"5"</text:span><text:span text:style-name="T2">, </text:span><text:span text:style-name="T7">date</text:span><text:span text:style-name="T5">)</text:span><text:span text:style-name="T2">;</text:span></text:p>
      <text:p text:style-name="P2"><text:span text:style-name="T1"><text:s text:c="8"/></text:span><text:span text:style-name="T7">gastoOtros </text:span><text:span text:style-name="T5">= </text:span><text:span text:style-name="T7">gastosDatabase</text:span><text:span text:style-name="T5">.getGastosDao().getGastosToday(</text:span><text:span text:style-name="T9">"6"</text:span><text:span text:style-name="T2">, </text:span><text:span text:style-name="T7">date</text:span><text:span text:style-name="T5">)</text:span><text:span text:style-name="T2">;</text:span></text:p>
      <text:p text:style-name="P2"><text:span text:style-name="T1"><text:s text:c="8"/></text:span><text:span text:style-name="T7">totalGastadoHoy </text:span><text:span text:style-name="T5">= </text:span><text:span text:style-name="T7">gastoAlimentos </text:span><text:span text:style-name="T5">+ </text:span><text:span text:style-name="T7">gastoDiversion </text:span><text:span text:style-name="T5">+ </text:span><text:span text:style-name="T7">gastoHogar </text:span><text:span text:style-name="T5">+ </text:span><text:span text:style-name="T7">gastoTransporte </text:span><text:span text:style-name="T5">+ </text:span><text:span text:style-name="T7">gastoEducacion </text:span><text:span text:style-name="T5">+ </text:span><text:span text:style-name="T7">gastoOtros</text:span><text:span text:style-name="T2">;</text:span></text:p>
      <text:p text:style-name="P2"><text:span text:style-name="T1"><text:s text:c="8"/></text:span><text:span text:style-name="T11">//String dateFecha = gastosDatabase.getGastosDao().getDate();</text:span></text:p>
      <text:p text:style-name="P4"><text:s text:c="8"/><text:span text:style-name="T5">//String categoriaGastoNum = gastosDatabase.getGastosDao().getCategoriaNum();</text:span></text:p>
      <text:p text:style-name="P4"><text:s text:c="8"/><text:span text:style-name="T5">// Ligando localmente elementos de texto Java con HTML de la vista</text:span></text:p>
      <text:p text:style-name="P2"><text:span text:style-name="T10"><text:s text:c="8"/></text:span><text:span text:style-name="T7">textAlimentos </text:span><text:span text:style-name="T5">= findViewById(R.id.</text:span><text:span text:style-name="T8">gastoAlimentos</text:span><text:span text:style-name="T5">)</text:span><text:span text:style-name="T2">;</text:span></text:p>
      <text:p text:style-name="P2"><text:span text:style-name="T1"><text:s text:c="8"/></text:span><text:span text:style-name="T7">textDiversion </text:span><text:span text:style-name="T5">= findViewById(R.id.</text:span><text:span text:style-name="T8">gastoDiversion</text:span><text:span text:style-name="T5">)</text:span><text:span text:style-name="T2">;</text:span></text:p>
      <text:p text:style-name="P2"><text:span text:style-name="T1"><text:s text:c="8"/></text:span><text:span text:style-name="T7">textTransporte </text:span><text:span text:style-name="T5">= findViewById(R.id.</text:span><text:span text:style-name="T8">gastoTransporte</text:span><text:span text:style-name="T5">)</text:span><text:span text:style-name="T2">;</text:span></text:p>
      <text:p text:style-name="P2"><text:span text:style-name="T1"><text:s text:c="8"/></text:span><text:span text:style-name="T7">textEducacion </text:span><text:span text:style-name="T5">= findViewById(R.id.</text:span><text:span text:style-name="T8">gastoEducacion</text:span><text:span text:style-name="T5">)</text:span><text:span text:style-name="T2">;</text:span></text:p>
      <text:p text:style-name="P2"><text:span text:style-name="T1"><text:s text:c="8"/></text:span><text:span text:style-name="T7">textHogar </text:span><text:span text:style-name="T5">= findViewById(R.id.</text:span><text:span text:style-name="T8">gastoHogar</text:span><text:span text:style-name="T5">)</text:span><text:span text:style-name="T2">;</text:span></text:p>
      <text:p text:style-name="P2"><text:span text:style-name="T1"><text:s text:c="8"/></text:span><text:span text:style-name="T7">textOtros </text:span><text:span text:style-name="T5">= findViewById(R.id.</text:span><text:span text:style-name="T8">gastoOtros</text:span><text:span text:style-name="T5">)</text:span><text:span text:style-name="T2">;</text:span></text:p>
      <text:p text:style-name="P2"><text:span text:style-name="T1"><text:s text:c="8"/></text:span><text:span text:style-name="T7">textGastoTotal</text:span><text:span text:style-name="T5">=findViewById(R.id.</text:span><text:span text:style-name="T8">gastoTotal</text:span><text:span text:style-name="T5">)</text:span><text:span text:style-name="T2">;</text:span></text:p>
      <text:p text:style-name="P2"><text:span text:style-name="T1"><text:s text:c="8"/></text:span><text:span text:style-name="T11">//conversion a Strings de los queries que son INt, en preparacion para imprimir</text:span></text:p>
      <text:p text:style-name="P2"><text:span text:style-name="T10"><text:s text:c="8"/></text:span><text:span text:style-name="T5">String gastoEnAlimentos = String.</text:span><text:span text:style-name="T6">valueOf</text:span><text:span text:style-name="T5">(</text:span><text:span text:style-name="T7">gastoAlimentos</text:span><text:span text:style-name="T5">)</text:span><text:span text:style-name="T2">;</text:span></text:p>
      <text:p text:style-name="P2"><text:span text:style-name="T1"><text:s text:c="8"/></text:span><text:span text:style-name="T5">String gastoEnDiversion = String.</text:span><text:span text:style-name="T6">valueOf</text:span><text:span text:style-name="T5">(</text:span><text:span text:style-name="T7">gastoDiversion</text:span><text:span text:style-name="T5">)</text:span><text:span text:style-name="T2">;</text:span></text:p>
      <text:p text:style-name="P2"><text:span text:style-name="T1"><text:s text:c="8"/></text:span><text:span text:style-name="T5">String gastoEnTransporte = String.</text:span><text:span text:style-name="T6">valueOf</text:span><text:span text:style-name="T5">(</text:span><text:span text:style-name="T7">gastoTransporte</text:span><text:span text:style-name="T5">)</text:span><text:span text:style-name="T2">;</text:span></text:p>
      <text:p text:style-name="P2"><text:span text:style-name="T1"><text:s text:c="8"/></text:span><text:span text:style-name="T5">String gastoEnEducacion = String.</text:span><text:span text:style-name="T6">valueOf</text:span><text:span text:style-name="T5">(</text:span><text:span text:style-name="T7">gastoEducacion</text:span><text:span text:style-name="T5">)</text:span><text:span text:style-name="T2">;</text:span></text:p>
      <text:p text:style-name="P2"><text:span text:style-name="T1"><text:s text:c="8"/></text:span><text:span text:style-name="T5">String gastoEnHogar = String.</text:span><text:span text:style-name="T6">valueOf</text:span><text:span text:style-name="T5">(</text:span><text:span text:style-name="T7">gastoHogar</text:span><text:span text:style-name="T5">)</text:span><text:span text:style-name="T2">;</text:span></text:p>
      <text:p text:style-name="P2"><text:span text:style-name="T1"><text:s text:c="8"/></text:span><text:span text:style-name="T5">String gastoEnOtros = String.</text:span><text:span text:style-name="T6">valueOf</text:span><text:span text:style-name="T5">(</text:span><text:span text:style-name="T7">gastoOtros</text:span><text:span text:style-name="T5">)</text:span><text:span text:style-name="T2">;</text:span></text:p>
      <text:p text:style-name="P2"><text:span text:style-name="T1"><text:s text:c="8"/></text:span><text:span text:style-name="T5">String gastoTotalHoy = String.</text:span><text:span text:style-name="T6">valueOf</text:span><text:span text:style-name="T5">(</text:span><text:span text:style-name="T7">totalGastadoHoy</text:span><text:span text:style-name="T5">)</text:span><text:span text:style-name="T2">;</text:span></text:p>
      <text:p text:style-name="P2"><text:span text:style-name="T1"><text:s text:c="8"/></text:span><text:span text:style-name="T11">//Imprimir datos en fachada provenientes de la DB</text:span></text:p>
      <text:p text:style-name="P2"><text:span text:style-name="T10"><text:s text:c="8"/></text:span><text:span text:style-name="T7">textAlimentos</text:span><text:span text:style-name="T5">.setText(gastoEnAlimentos)</text:span><text:span text:style-name="T2">;</text:span></text:p>
      <text:p text:style-name="P2"><text:span text:style-name="T1"><text:s text:c="8"/></text:span><text:span text:style-name="T7">textDiversion</text:span><text:span text:style-name="T5">.setText(gastoEnDiversion)</text:span><text:span text:style-name="T2">;</text:span></text:p>
      <text:p text:style-name="P2"><text:span text:style-name="T1"><text:s text:c="8"/></text:span><text:span text:style-name="T7">textTransporte</text:span><text:span text:style-name="T5">.setText(gastoEnTransporte)</text:span><text:span text:style-name="T2">;</text:span></text:p>
      <text:p text:style-name="P2"><text:span text:style-name="T1"><text:s text:c="8"/></text:span><text:span text:style-name="T7">textEducacion</text:span><text:span text:style-name="T5">.setText(gastoEnEducacion)</text:span><text:span text:style-name="T2">;</text:span></text:p>
      <text:p text:style-name="P2"><text:span text:style-name="T1"><text:s text:c="8"/></text:span><text:span text:style-name="T7">textHogar</text:span><text:span text:style-name="T5">.setText(gastoEnHogar)</text:span><text:span text:style-name="T2">;</text:span></text:p>
      <text:p text:style-name="P2"><text:span text:style-name="T1"><text:s text:c="8"/></text:span><text:span text:style-name="T7">textOtros</text:span><text:span text:style-name="T5">.setText(gastoEnOtros)</text:span><text:span text:style-name="T2">;</text:span></text:p>
      <text:p text:style-name="P2"><text:soft-page-break/><text:span text:style-name="T1"><text:s text:c="8"/></text:span><text:span text:style-name="T7">textGastoTotal</text:span><text:span text:style-name="T5">.setText(gastoTotalHoy)</text:span><text:span text:style-name="T2">;</text:span></text:p>
      <text:p text:style-name="P2"><text:span text:style-name="T1"><text:s text:c="4"/></text:span><text:span text:style-name="T5">}</text:span></text:p>
      <text:p text:style-name="P2"><text:s text:c="4"/><text:span text:style-name="T11">/*</text:span></text:p>
      <text:p text:style-name="P4"><text:s text:c="4"/><text:span text:style-name="T5">* Method to add the MENU (inflate) to the Toolbar</text:span></text:p>
      <text:p text:style-name="P4"><text:s text:c="4"/><text:span text:style-name="T5">* */</text:span></text:p>
      <text:p text:style-name="P2"><text:span text:style-name="T10"><text:s text:c="4"/></text:span><text:span text:style-name="T2">public boolean </text:span><text:span text:style-name="T12">onCreateOptionsMenu</text:span><text:span text:style-name="T5">(Menu menu) {</text:span></text:p>
      <text:p text:style-name="P2"><text:s text:c="8"/><text:span text:style-name="T5">MenuInflater inflater = getMenuInflater()</text:span><text:span text:style-name="T2">;</text:span></text:p>
      <text:p text:style-name="P2"><text:span text:style-name="T1"><text:s text:c="8"/></text:span><text:span text:style-name="T5">inflater.inflate(R.menu.</text:span><text:span text:style-name="T8">menu</text:span><text:span text:style-name="T2">, </text:span><text:span text:style-name="T5">menu)</text:span><text:span text:style-name="T2">;</text:span></text:p>
      <text:p text:style-name="P6"><text:s text:c="8"/><text:span text:style-name="T5">return true;</text:span></text:p>
      <text:p text:style-name="P2"><text:span text:style-name="T1"><text:s text:c="4"/></text:span><text:span text:style-name="T5">}</text:span></text:p>
      <text:p text:style-name="P2"><text:s text:c="4"/><text:span text:style-name="T11">/*</text:span></text:p>
      <text:p text:style-name="P4"><text:s text:c="4"/><text:span text:style-name="T5">* Method to control the Menu inserted in the Toolbar</text:span></text:p>
      <text:p text:style-name="P4"><text:s text:c="4"/><text:span text:style-name="T5">* */</text:span></text:p>
      <text:p text:style-name="P2"><text:span text:style-name="T10"><text:s text:c="4"/></text:span><text:span text:style-name="T2">public boolean </text:span><text:span text:style-name="T12">onOptionsItemSelected</text:span><text:span text:style-name="T5">(MenuItem item) {</text:span></text:p>
      <text:p text:style-name="P2"><text:s text:c="8"/><text:span text:style-name="T5">Intent intentConfig = </text:span><text:span text:style-name="T2">new </text:span><text:span text:style-name="T5">Intent (</text:span><text:span text:style-name="T2">this,</text:span><text:span text:style-name="T5">config.</text:span><text:span text:style-name="T2">class</text:span><text:span text:style-name="T5">)</text:span><text:span text:style-name="T2">;</text:span></text:p>
      <text:p text:style-name="P2"><text:span text:style-name="T1"><text:s text:c="8"/></text:span><text:span text:style-name="T5">Intent intentReport = </text:span><text:span text:style-name="T2">new </text:span><text:span text:style-name="T5">Intent (</text:span><text:span text:style-name="T2">this,</text:span><text:span text:style-name="T5">report.</text:span><text:span text:style-name="T2">class</text:span><text:span text:style-name="T5">)</text:span><text:span text:style-name="T2">;</text:span></text:p>
      <text:p text:style-name="P2"><text:span text:style-name="T1"><text:s text:c="8"/></text:span><text:span text:style-name="T5">Intent intentHelp = </text:span><text:span text:style-name="T2">new </text:span><text:span text:style-name="T5">Intent (</text:span><text:span text:style-name="T2">this,</text:span><text:span text:style-name="T5">help.</text:span><text:span text:style-name="T2">class</text:span><text:span text:style-name="T5">)</text:span><text:span text:style-name="T2">;</text:span></text:p>
      <text:p text:style-name="P2"><text:span text:style-name="T1"><text:s text:c="8"/></text:span><text:span text:style-name="T5">Intent intentFeedback = </text:span><text:span text:style-name="T2">new </text:span><text:span text:style-name="T5">Intent (</text:span><text:span text:style-name="T2">this,</text:span><text:span text:style-name="T5">Feedback.</text:span><text:span text:style-name="T2">class</text:span><text:span text:style-name="T5">)</text:span><text:span text:style-name="T2">;</text:span></text:p>
      <text:p text:style-name="P2"><text:span text:style-name="T1"><text:s text:c="8"/></text:span><text:span text:style-name="T2">switch </text:span><text:span text:style-name="T5">(item.getItemId()) {</text:span></text:p>
      <text:p text:style-name="P2"><text:s text:c="12"/><text:span text:style-name="T2">case </text:span><text:span text:style-name="T5">R.id.</text:span><text:span text:style-name="T8">config</text:span><text:span text:style-name="T5">:</text:span></text:p>
      <text:p text:style-name="P2"><text:s text:c="16"/><text:span text:style-name="T11">// User chose the "Settings" item, show the app settings UI...</text:span></text:p>
      <text:p text:style-name="P4"><text:s text:c="16"/><text:span text:style-name="T5">//String messageConfig = "menu de Configuracion";</text:span></text:p>
      <text:p text:style-name="P4"><text:s text:c="16"/><text:span text:style-name="T5">//intentConfig.putExtra(EXTRA_MESSAGE, messageConfig);</text:span></text:p>
      <text:p text:style-name="P2"><text:span text:style-name="T10"><text:s text:c="16"/></text:span><text:span text:style-name="T5">startActivity(intentConfig)</text:span><text:span text:style-name="T2">;</text:span></text:p>
      <text:p text:style-name="P6"><text:s text:c="16"/><text:span text:style-name="T5">return true;</text:span></text:p>
      <text:p text:style-name="P2"><text:span text:style-name="T1"><text:s text:c="12"/></text:span><text:span text:style-name="T2">case </text:span><text:span text:style-name="T5">R.id.</text:span><text:span text:style-name="T8">report</text:span><text:span text:style-name="T5">:</text:span></text:p>
      <text:p text:style-name="P2"><text:s text:c="16"/><text:span text:style-name="T5">String messageReport = </text:span><text:span text:style-name="T9">"&lt;Aqui van los reportes&gt;"</text:span><text:span text:style-name="T2">;</text:span></text:p>
      <text:p text:style-name="P2"><text:span text:style-name="T1"><text:s text:c="16"/></text:span><text:span text:style-name="T5">intentReport.putExtra(</text:span><text:span text:style-name="T8">EXTRA_MESSAGE</text:span><text:span text:style-name="T2">, </text:span><text:span text:style-name="T5">messageReport)</text:span><text:span text:style-name="T2">;</text:span></text:p>
      <text:p text:style-name="P2"><text:span text:style-name="T1"><text:s text:c="16"/></text:span><text:span text:style-name="T5">startActivity(intentReport)</text:span><text:span text:style-name="T2">;</text:span></text:p>
      <text:p text:style-name="P6"><text:s text:c="16"/><text:span text:style-name="T5">return true;</text:span></text:p>
      <text:p text:style-name="P2"><text:span text:style-name="T1"><text:s text:c="16"/></text:span><text:span text:style-name="T11">// User chose the "Favorite" action, mark the current item</text:span></text:p>
      <text:p text:style-name="P4"><text:s text:c="16"/><text:span text:style-name="T5">// as a favorite...</text:span></text:p>
      <text:p text:style-name="P2"><text:span text:style-name="T10"><text:s text:c="12"/></text:span><text:span text:style-name="T2">case </text:span><text:span text:style-name="T5">R.id.</text:span><text:span text:style-name="T8">help</text:span><text:span text:style-name="T5">:</text:span></text:p>
      <text:p text:style-name="P2"><text:s text:c="16"/><text:span text:style-name="T5">String messageHelp = </text:span><text:span text:style-name="T9">" AYUDA "</text:span><text:span text:style-name="T2">;</text:span></text:p>
      <text:p text:style-name="P2"><text:span text:style-name="T1"><text:s text:c="16"/></text:span><text:span text:style-name="T5">intentHelp.putExtra(</text:span><text:span text:style-name="T8">EXTRA_MESSAGE</text:span><text:span text:style-name="T2">, </text:span><text:span text:style-name="T5">messageHelp)</text:span><text:span text:style-name="T2">;</text:span></text:p>
      <text:p text:style-name="P2"><text:span text:style-name="T1"><text:s text:c="16"/></text:span><text:span text:style-name="T5">startActivity(intentHelp)</text:span><text:span text:style-name="T2">;</text:span></text:p>
      <text:p text:style-name="P6"><text:s text:c="16"/><text:span text:style-name="T5">return true;</text:span></text:p>
      <text:p text:style-name="P2"><text:span text:style-name="T1"><text:s text:c="12"/></text:span><text:span text:style-name="T2">case </text:span><text:span text:style-name="T5">R.id.</text:span><text:span text:style-name="T8">feedback</text:span><text:span text:style-name="T5">:</text:span></text:p>
      <text:p text:style-name="P2"><text:s text:c="16"/><text:span text:style-name="T5">String messageFeedback = </text:span><text:span text:style-name="T9">" Feedback"</text:span><text:span text:style-name="T2">;</text:span></text:p>
      <text:p text:style-name="P2"><text:span text:style-name="T1"><text:s text:c="16"/></text:span><text:span text:style-name="T5">intentFeedback.putExtra(</text:span><text:span text:style-name="T8">EXTRA_MESSAGE</text:span><text:span text:style-name="T2">, </text:span><text:span text:style-name="T5">messageFeedback)</text:span><text:span text:style-name="T2">;</text:span></text:p>
      <text:p text:style-name="P2"><text:span text:style-name="T1"><text:s text:c="16"/></text:span><text:span text:style-name="T5">startActivity(intentFeedback)</text:span><text:span text:style-name="T2">;</text:span></text:p>
      <text:p text:style-name="P6"><text:s text:c="16"/><text:span text:style-name="T5">return true;</text:span></text:p>
      <text:p text:style-name="P2"><text:span text:style-name="T1"><text:s text:c="12"/></text:span><text:span text:style-name="T2">default</text:span><text:span text:style-name="T5">:</text:span></text:p>
      <text:p text:style-name="P2"><text:s text:c="16"/><text:span text:style-name="T11">// If we got here, the user's action was not recognized.</text:span></text:p>
      <text:p text:style-name="P4"><text:soft-page-break/><text:s text:c="16"/><text:span text:style-name="T5">// Invoke the superclass to handle it.</text:span></text:p>
      <text:p text:style-name="P2"><text:span text:style-name="T10"><text:s text:c="16"/></text:span><text:span text:style-name="T2">return super</text:span><text:span text:style-name="T5">.onOptionsItemSelected(item)</text:span><text:span text:style-name="T2">;</text:span></text:p>
      <text:p text:style-name="P2"><text:span text:style-name="T1"><text:s text:c="8"/></text:span><text:span text:style-name="T5">}</text:span></text:p>
      <text:p text:style-name="P2"><text:s text:c="4"/><text:span text:style-name="T5">}</text:span></text:p>
      <text:p text:style-name="P2"><text:s text:c="4"/><text:span text:style-name="T14">/** Called when the user taps the Send button */</text:span></text:p>
      <text:p text:style-name="P2"><text:span text:style-name="T13"><text:s text:c="3"/></text:span><text:span text:style-name="T11">/*</text:span></text:p>
      <text:p text:style-name="P4"><text:s text:c="3"/><text:span text:style-name="T5">* Method to do something after button is press</text:span></text:p>
      <text:p text:style-name="P4"><text:s text:c="3"/><text:span text:style-name="T5">* */</text:span></text:p>
      <text:p text:style-name="P2"><text:span text:style-name="T10"><text:s text:c="4"/></text:span><text:span text:style-name="T2">public void </text:span><text:span text:style-name="T12">sendMessage</text:span><text:span text:style-name="T5">(View view) {</text:span></text:p>
      <text:p text:style-name="P2"><text:s text:c="8"/><text:span text:style-name="T11">// Do something in response to button</text:span></text:p>
      <text:p text:style-name="P4"><text:s text:c="8"/><text:span text:style-name="T5">//Crea objeto Gastotb para poder insertarlo en la DB</text:span></text:p>
      <text:p text:style-name="P4"><text:s text:c="9"/><text:span text:style-name="T5">//Gastostb gasto;</text:span></text:p>
      <text:p text:style-name="P4"><text:s text:c="6"/><text:span text:style-name="T5">/* <text:s/>Intent intent = new Intent(this, DisplayMessageActivity.class);</text:span></text:p>
      <text:p text:style-name="P4"><text:s text:c="9"/><text:span text:style-name="T5">EditText editText = (EditText) findViewById(R.id.textAlimentos);</text:span></text:p>
      <text:p text:style-name="P4"><text:s text:c="9"/><text:span text:style-name="T5">String pasoValorAlimentos = editText.getText().toString();</text:span></text:p>
      <text:p text:style-name="P4"><text:s text:c="8"/><text:span text:style-name="T5">intent.putExtra(EXTRA_MESSAGE, pasoValorAlimentos);</text:span></text:p>
      <text:p text:style-name="P4"><text:s text:c="8"/><text:span text:style-name="T5">// <text:s text:c="2"/>Bundle extras = new Bundle();</text:span></text:p>
      <text:p text:style-name="P4"><text:s text:c="7"/><text:span text:style-name="T5">// extras.putString(pasoValorAlimentos,date);</text:span></text:p>
      <text:p text:style-name="P4"><text:s text:c="8"/><text:span text:style-name="T5">//intent.putExtras(extras);</text:span></text:p>
      <text:p text:style-name="P4"><text:s text:c="8"/><text:span text:style-name="T5">startActivity(intent);</text:span></text:p>
      <text:p text:style-name="P4"><text:s text:c="8"/><text:span text:style-name="T5">*/</text:span></text:p>
      <text:p text:style-name="P4"><text:s text:c="8"/><text:span text:style-name="T5">/*</text:span></text:p>
      <text:p text:style-name="P5">// <text:s text:c="3"/>prueba para verificar si la DB ya tiene algo el dia de hoy</text:p>
      <text:p text:style-name="P4"><text:s text:c="8"/><text:span text:style-name="T5">String[] verificaDB = gastosDatabase.getGastosDao().verifyDBEmpty(date);</text:span></text:p>
      <text:p text:style-name="P4"><text:s text:c="7"/><text:span text:style-name="T5">if(verificaDB!=null){</text:span></text:p>
      <text:p text:style-name="P4"><text:s text:c="11"/><text:span text:style-name="T5">String test = date;</text:span></text:p>
      <text:p text:style-name="P4"><text:s text:c="11"/><text:span text:style-name="T5">textGastoTotal.setText(test);</text:span></text:p>
      <text:p text:style-name="P4"><text:s text:c="7"/><text:span text:style-name="T5">}else if (verificaDB==null){</text:span></text:p>
      <text:p text:style-name="P4"><text:s text:c="11"/><text:span text:style-name="T5">String test = "nulo";</text:span></text:p>
      <text:p text:style-name="P4"><text:s text:c="11"/><text:span text:style-name="T5">textGastoTotal.setText(test);</text:span></text:p>
      <text:p text:style-name="P4"><text:s text:c="7"/><text:span text:style-name="T5">}</text:span></text:p>
      <text:p text:style-name="P4"><text:s text:c="8"/><text:span text:style-name="T5">//String verifyDB = String.valueOf(verificaDB);</text:span></text:p>
      <text:p text:style-name="P4"><text:s text:c="8"/><text:span text:style-name="T5">//textGastoTotal.setText(verifyDB);</text:span></text:p>
      <text:p text:style-name="P3"><text:span text:style-name="T10">*/ <text:s text:c="5"/></text:span><text:span text:style-name="T1">int </text:span>zeros = <text:span text:style-name="T15">0</text:span><text:span text:style-name="T1">;</text:span></text:p>
      <text:p text:style-name="P2"><text:span text:style-name="T1"><text:s text:c="8"/></text:span><text:span text:style-name="T5">EditText gastoenAlimentos = (EditText) findViewById(R.id.</text:span><text:span text:style-name="T8">textAlimentos</text:span><text:span text:style-name="T5">)</text:span><text:span text:style-name="T2">;</text:span></text:p>
      <text:p text:style-name="P2"><text:span text:style-name="T1"><text:s text:c="12"/></text:span><text:span text:style-name="T2">int </text:span><text:span text:style-name="T5">IntValorGastoAlimentos= Integer.</text:span><text:span text:style-name="T6">parseInt</text:span><text:span text:style-name="T5">(gastoenAlimentos.getText().toString())</text:span><text:span text:style-name="T2">;</text:span></text:p>
      <text:p text:style-name="P2"><text:span text:style-name="T1"><text:s text:c="12"/></text:span><text:span text:style-name="T5">IntValorGastoAlimentos = IntValorGastoAlimentos+</text:span><text:span text:style-name="T7">gastoAlimentos</text:span><text:span text:style-name="T2">;</text:span></text:p>
      <text:p text:style-name="P2"><text:span text:style-name="T1"><text:s text:c="8"/></text:span><text:span text:style-name="T5">EditText gastoenDiversion = (EditText) findViewById(R.id.</text:span><text:span text:style-name="T8">textDiversion</text:span><text:span text:style-name="T5">)</text:span><text:span text:style-name="T2">;</text:span></text:p>
      <text:p text:style-name="P2"><text:span text:style-name="T1"><text:s text:c="12"/></text:span><text:span text:style-name="T2">int </text:span><text:span text:style-name="T5">IntValorGastoDiversion = Integer.</text:span><text:span text:style-name="T6">parseInt</text:span><text:span text:style-name="T5">(gastoenDiversion.getText().toString())</text:span><text:span text:style-name="T2">;</text:span></text:p>
      <text:p text:style-name="P2"><text:soft-page-break/><text:span text:style-name="T1"><text:s text:c="12"/></text:span><text:span text:style-name="T5">IntValorGastoDiversion = IntValorGastoDiversion+</text:span><text:span text:style-name="T7">gastoDiversion</text:span><text:span text:style-name="T2">;</text:span></text:p>
      <text:p text:style-name="P2"><text:span text:style-name="T1"><text:s text:c="8"/></text:span><text:span text:style-name="T5">EditText gastoenTransporte = (EditText) findViewById(R.id.</text:span><text:span text:style-name="T8">textTransporte</text:span><text:span text:style-name="T5">)</text:span><text:span text:style-name="T2">;</text:span></text:p>
      <text:p text:style-name="P2"><text:span text:style-name="T1"><text:s text:c="12"/></text:span><text:span text:style-name="T2">int </text:span><text:span text:style-name="T5">IntValorGastoTransporte = Integer.</text:span><text:span text:style-name="T6">parseInt</text:span><text:span text:style-name="T5">(gastoenTransporte.getText().toString())</text:span><text:span text:style-name="T2">;</text:span></text:p>
      <text:p text:style-name="P2"><text:span text:style-name="T1"><text:s text:c="12"/></text:span><text:span text:style-name="T5">IntValorGastoTransporte = IntValorGastoTransporte+</text:span><text:span text:style-name="T7">gastoTransporte</text:span><text:span text:style-name="T2">;</text:span></text:p>
      <text:p text:style-name="P2"><text:span text:style-name="T1"><text:s text:c="8"/></text:span><text:span text:style-name="T5">EditText gastoenHogar = (EditText) findViewById(R.id.</text:span><text:span text:style-name="T8">textHogar</text:span><text:span text:style-name="T5">)</text:span><text:span text:style-name="T2">;</text:span></text:p>
      <text:p text:style-name="P2"><text:span text:style-name="T1"><text:s text:c="12"/></text:span><text:span text:style-name="T2">int </text:span><text:span text:style-name="T5">IntValorGastoHogar = Integer.</text:span><text:span text:style-name="T6">parseInt</text:span><text:span text:style-name="T5">(gastoenHogar.getText().toString())</text:span><text:span text:style-name="T2">;</text:span></text:p>
      <text:p text:style-name="P2"><text:span text:style-name="T1"><text:s text:c="12"/></text:span><text:span text:style-name="T5">IntValorGastoHogar = IntValorGastoHogar+</text:span><text:span text:style-name="T7">gastoHogar</text:span><text:span text:style-name="T2">;</text:span></text:p>
      <text:p text:style-name="P2"><text:span text:style-name="T1"><text:s text:c="8"/></text:span><text:span text:style-name="T5">EditText gastoenEducacion = (EditText) findViewById(R.id.</text:span><text:span text:style-name="T8">textEducacion</text:span><text:span text:style-name="T5">)</text:span><text:span text:style-name="T2">;</text:span></text:p>
      <text:p text:style-name="P2"><text:span text:style-name="T1"><text:s text:c="12"/></text:span><text:span text:style-name="T2">int </text:span><text:span text:style-name="T5">IntValorGastoEducacion = Integer.</text:span><text:span text:style-name="T6">parseInt</text:span><text:span text:style-name="T5">(gastoenEducacion.getText().toString())</text:span><text:span text:style-name="T2">;</text:span></text:p>
      <text:p text:style-name="P2"><text:span text:style-name="T1"><text:s text:c="12"/></text:span><text:span text:style-name="T5">IntValorGastoEducacion = IntValorGastoEducacion+</text:span><text:span text:style-name="T7">gastoEducacion</text:span><text:span text:style-name="T2">;</text:span></text:p>
      <text:p text:style-name="P2"><text:span text:style-name="T1"><text:s text:c="8"/></text:span><text:span text:style-name="T5">EditText gastoenOtros = (EditText) findViewById(R.id.</text:span><text:span text:style-name="T8">textOtros</text:span><text:span text:style-name="T5">)</text:span><text:span text:style-name="T2">;</text:span></text:p>
      <text:p text:style-name="P2"><text:span text:style-name="T1"><text:s text:c="12"/></text:span><text:span text:style-name="T2">int </text:span><text:span text:style-name="T5">IntValorGastoOtros = Integer.</text:span><text:span text:style-name="T6">parseInt</text:span><text:span text:style-name="T5">(gastoenOtros.getText().toString())</text:span><text:span text:style-name="T2">;</text:span></text:p>
      <text:p text:style-name="P2"><text:span text:style-name="T1"><text:s text:c="12"/></text:span><text:span text:style-name="T5">IntValorGastoOtros = IntValorGastoOtros+</text:span><text:span text:style-name="T7">gastoOtros</text:span><text:span text:style-name="T2">;</text:span></text:p>
      <text:p text:style-name="P2"><text:span text:style-name="T1"><text:s text:c="8"/></text:span><text:span text:style-name="T5">Gastostb gastoObjecto = </text:span><text:span text:style-name="T2">new </text:span><text:span text:style-name="T5">Gastostb()</text:span><text:span text:style-name="T2">;</text:span></text:p>
      <text:p text:style-name="P2"><text:span text:style-name="T1"><text:s text:c="8"/></text:span><text:span text:style-name="T11">//condiciones para el gasto en Alimentos</text:span></text:p>
      <text:p text:style-name="P2"><text:span text:style-name="T10"><text:s text:c="8"/></text:span><text:span text:style-name="T2">if</text:span><text:span text:style-name="T5">(</text:span><text:span text:style-name="T7">gastoAlimentos</text:span><text:span text:style-name="T5">==</text:span><text:span text:style-name="T16">0 </text:span><text:span text:style-name="T5">&amp;&amp; IntValorGastoAlimentos!=</text:span><text:span text:style-name="T16">0</text:span><text:span text:style-name="T5">){</text:span></text:p>
      <text:p text:style-name="P2"><text:s text:c="8"/><text:span text:style-name="T11">//inserta nuevo objecto</text:span></text:p>
      <text:p text:style-name="P4"><text:s text:c="12"/><text:span text:style-name="T5">// update</text:span></text:p>
      <text:p text:style-name="P2"><text:span text:style-name="T10"><text:s text:c="12"/></text:span><text:span text:style-name="T7">gastosDatabase</text:span><text:span text:style-name="T5">.getGastosDao().updatedGasto(</text:span><text:span text:style-name="T9">"1"</text:span><text:span text:style-name="T2">,</text:span><text:span text:style-name="T5">IntValorGastoAlimentos</text:span><text:span text:style-name="T2">, </text:span><text:span text:style-name="T7">date</text:span><text:span text:style-name="T5">)</text:span><text:span text:style-name="T2">;</text:span></text:p>
      <text:p text:style-name="P2"><text:span text:style-name="T1"><text:s text:c="8"/></text:span><text:span text:style-name="T5">}</text:span><text:span text:style-name="T2">else if</text:span><text:span text:style-name="T5">(</text:span><text:span text:style-name="T7">gastoAlimentos</text:span><text:span text:style-name="T5">!=</text:span><text:span text:style-name="T16">0</text:span><text:span text:style-name="T5">&amp;&amp;IntValorGastoAlimentos!=</text:span><text:span text:style-name="T16">0</text:span><text:span text:style-name="T5">){</text:span></text:p>
      <text:p text:style-name="P2"><text:s text:c="12"/><text:span text:style-name="T11">//update objecto</text:span></text:p>
      <text:p text:style-name="P2"><text:span text:style-name="T10"><text:s text:c="14"/></text:span><text:span text:style-name="T7">gastosDatabase</text:span><text:span text:style-name="T5">.getGastosDao().updatedGasto(</text:span><text:span text:style-name="T9">"1"</text:span><text:span text:style-name="T2">,</text:span><text:span text:style-name="T5">IntValorGastoAlimentos</text:span><text:span text:style-name="T2">, </text:span><text:span text:style-name="T7">date</text:span><text:span text:style-name="T5">)</text:span><text:span text:style-name="T2">;</text:span></text:p>
      <text:p text:style-name="P2"><text:span text:style-name="T1"><text:s text:c="8"/></text:span><text:span text:style-name="T5">}</text:span><text:span text:style-name="T2">else if</text:span><text:span text:style-name="T5">(</text:span><text:span text:style-name="T7">gastoAlimentos</text:span><text:span text:style-name="T5">==</text:span><text:span text:style-name="T16">0</text:span><text:span text:style-name="T5">&amp;&amp;IntValorGastoAlimentos==</text:span><text:span text:style-name="T16">0</text:span><text:span text:style-name="T5">){</text:span></text:p>
      <text:p text:style-name="P2"><text:s text:c="12"/><text:span text:style-name="T11">//inserta NUEVO objeto con puros 0</text:span></text:p>
      <text:p text:style-name="P2"><text:span text:style-name="T10"><text:s text:c="12"/></text:span><text:span text:style-name="T5">gastoObjecto.setDate(</text:span><text:span text:style-name="T7">date</text:span><text:span text:style-name="T5">)</text:span><text:span text:style-name="T2">;</text:span></text:p>
      <text:p text:style-name="P2"><text:span text:style-name="T1"><text:s text:c="12"/></text:span><text:span text:style-name="T5">gastoObjecto.setCategoria_num(</text:span><text:span text:style-name="T9">"1"</text:span><text:span text:style-name="T5">)</text:span><text:span text:style-name="T2">;</text:span></text:p>
      <text:p text:style-name="P2"><text:span text:style-name="T1"><text:s text:c="12"/></text:span><text:span text:style-name="T5">gastoObjecto.setCategoria(</text:span><text:span text:style-name="T9">"Alimentos"</text:span><text:span text:style-name="T5">)</text:span><text:span text:style-name="T2">;</text:span></text:p>
      <text:p text:style-name="P2"><text:span text:style-name="T1"><text:s text:c="12"/></text:span><text:span text:style-name="T5">gastoObjecto.setGasto(zeros)</text:span><text:span text:style-name="T2">;</text:span></text:p>
      <text:p text:style-name="P2"><text:span text:style-name="T1"><text:s text:c="12"/></text:span><text:span text:style-name="T7">gastosDatabase</text:span><text:span text:style-name="T5">.getGastosDao().insert(gastoObjecto)</text:span><text:span text:style-name="T2">;</text:span></text:p>
      <text:p text:style-name="P2"><text:span text:style-name="T1"><text:s text:c="8"/></text:span><text:span text:style-name="T5">}</text:span></text:p>
      <text:p text:style-name="P2"><text:s text:c="8"/><text:span text:style-name="T2">else if</text:span><text:span text:style-name="T5">(</text:span><text:span text:style-name="T7">gastoAlimentos</text:span><text:span text:style-name="T5">!=</text:span><text:span text:style-name="T16">0</text:span><text:span text:style-name="T5">&amp;&amp;IntValorGastoAlimentos==</text:span><text:span text:style-name="T16">0</text:span><text:span text:style-name="T5">){}</text:span></text:p>
      <text:p text:style-name="P2"><text:s text:c="8"/><text:span text:style-name="T11">//condiciones para el gasto en Diversion</text:span></text:p>
      <text:p text:style-name="P2"><text:span text:style-name="T10"><text:s text:c="8"/></text:span><text:span text:style-name="T2">if</text:span><text:span text:style-name="T5">(</text:span><text:span text:style-name="T7">gastoDiversion</text:span><text:span text:style-name="T5">==</text:span><text:span text:style-name="T16">0 </text:span><text:span text:style-name="T5">&amp;&amp; IntValorGastoDiversion!=</text:span><text:span text:style-name="T16">0</text:span><text:span text:style-name="T5">){</text:span></text:p>
      <text:p text:style-name="P2"><text:s text:c="12"/><text:span text:style-name="T11">//inserta nuevo objecto</text:span></text:p>
      <text:p text:style-name="P2"><text:soft-page-break/><text:span text:style-name="T10"><text:s text:c="12"/></text:span><text:span text:style-name="T5">gastoObjecto.setDate(</text:span><text:span text:style-name="T7">date</text:span><text:span text:style-name="T5">)</text:span><text:span text:style-name="T2">;</text:span></text:p>
      <text:p text:style-name="P2"><text:span text:style-name="T1"><text:s text:c="12"/></text:span><text:span text:style-name="T5">gastoObjecto.setCategoria_num(</text:span><text:span text:style-name="T9">"2"</text:span><text:span text:style-name="T5">)</text:span><text:span text:style-name="T2">;</text:span></text:p>
      <text:p text:style-name="P2"><text:span text:style-name="T1"><text:s text:c="12"/></text:span><text:span text:style-name="T5">gastoObjecto.setCategoria(</text:span><text:span text:style-name="T9">"Diversion"</text:span><text:span text:style-name="T5">)</text:span><text:span text:style-name="T2">;</text:span></text:p>
      <text:p text:style-name="P2"><text:span text:style-name="T1"><text:s text:c="12"/></text:span><text:span text:style-name="T5">gastoObjecto.setGasto(IntValorGastoDiversion)</text:span><text:span text:style-name="T2">;</text:span></text:p>
      <text:p text:style-name="P2"><text:span text:style-name="T1"><text:s text:c="12"/></text:span><text:span text:style-name="T7">gastosDatabase</text:span><text:span text:style-name="T5">.getGastosDao().insert(gastoObjecto)</text:span><text:span text:style-name="T2">;</text:span></text:p>
      <text:p text:style-name="P2"><text:span text:style-name="T1"><text:s text:c="8"/></text:span><text:span text:style-name="T5">}</text:span><text:span text:style-name="T2">else if</text:span><text:span text:style-name="T5">(</text:span><text:span text:style-name="T7">gastoAlimentos</text:span><text:span text:style-name="T5">!=</text:span><text:span text:style-name="T16">0</text:span><text:span text:style-name="T5">&amp;&amp;IntValorGastoAlimentos!=</text:span><text:span text:style-name="T16">0</text:span><text:span text:style-name="T5">){</text:span></text:p>
      <text:p text:style-name="P2"><text:s text:c="12"/><text:span text:style-name="T11">//update objecto</text:span></text:p>
      <text:p text:style-name="P2"><text:span text:style-name="T10"><text:s text:c="12"/></text:span><text:span text:style-name="T7">gastosDatabase</text:span><text:span text:style-name="T5">.getGastosDao().updatedGasto(</text:span><text:span text:style-name="T9">"2"</text:span><text:span text:style-name="T2">,</text:span><text:span text:style-name="T5">IntValorGastoDiversion</text:span><text:span text:style-name="T2">, </text:span><text:span text:style-name="T7">date</text:span><text:span text:style-name="T5">)</text:span><text:span text:style-name="T2">;</text:span></text:p>
      <text:p text:style-name="P2"><text:span text:style-name="T1"><text:s text:c="8"/></text:span><text:span text:style-name="T5">}</text:span></text:p>
      <text:p text:style-name="P2"><text:s text:c="8"/><text:span text:style-name="T11">//condiciones para el gasto en Transporte</text:span></text:p>
      <text:p text:style-name="P2"><text:span text:style-name="T10"><text:s text:c="8"/></text:span><text:span text:style-name="T2">if</text:span><text:span text:style-name="T5">(</text:span><text:span text:style-name="T7">gastoTransporte</text:span><text:span text:style-name="T5">==</text:span><text:span text:style-name="T16">0 </text:span><text:span text:style-name="T5">&amp;&amp; IntValorGastoTransporte!=</text:span><text:span text:style-name="T16">0</text:span><text:span text:style-name="T5">){</text:span></text:p>
      <text:p text:style-name="P2"><text:s text:c="12"/><text:span text:style-name="T11">//inserta nuevo objecto</text:span></text:p>
      <text:p text:style-name="P2"><text:span text:style-name="T10"><text:s text:c="12"/></text:span><text:span text:style-name="T5">gastoObjecto.setDate(</text:span><text:span text:style-name="T7">date</text:span><text:span text:style-name="T5">)</text:span><text:span text:style-name="T2">;</text:span></text:p>
      <text:p text:style-name="P2"><text:span text:style-name="T1"><text:s text:c="12"/></text:span><text:span text:style-name="T5">gastoObjecto.setCategoria_num(</text:span><text:span text:style-name="T9">"3"</text:span><text:span text:style-name="T5">)</text:span><text:span text:style-name="T2">;</text:span></text:p>
      <text:p text:style-name="P2"><text:span text:style-name="T1"><text:s text:c="12"/></text:span><text:span text:style-name="T5">gastoObjecto.setCategoria(</text:span><text:span text:style-name="T9">"Transporte"</text:span><text:span text:style-name="T5">)</text:span><text:span text:style-name="T2">;</text:span></text:p>
      <text:p text:style-name="P2"><text:span text:style-name="T1"><text:s text:c="12"/></text:span><text:span text:style-name="T5">gastoObjecto.setGasto(IntValorGastoTransporte)</text:span><text:span text:style-name="T2">;</text:span></text:p>
      <text:p text:style-name="P2"><text:span text:style-name="T1"><text:s text:c="12"/></text:span><text:span text:style-name="T7">gastosDatabase</text:span><text:span text:style-name="T5">.getGastosDao().insert(gastoObjecto)</text:span><text:span text:style-name="T2">;</text:span></text:p>
      <text:p text:style-name="P2"><text:span text:style-name="T1"><text:s text:c="8"/></text:span><text:span text:style-name="T5">}</text:span><text:span text:style-name="T2">else if</text:span><text:span text:style-name="T5">(</text:span><text:span text:style-name="T7">gastoTransporte</text:span><text:span text:style-name="T5">!=</text:span><text:span text:style-name="T16">0</text:span><text:span text:style-name="T5">&amp;&amp;IntValorGastoTransporte!=</text:span><text:span text:style-name="T16">0</text:span><text:span text:style-name="T5">){</text:span></text:p>
      <text:p text:style-name="P2"><text:s text:c="12"/><text:span text:style-name="T11">//update objecto</text:span></text:p>
      <text:p text:style-name="P2"><text:span text:style-name="T10"><text:s text:c="12"/></text:span><text:span text:style-name="T7">gastosDatabase</text:span><text:span text:style-name="T5">.getGastosDao().updatedGasto(</text:span><text:span text:style-name="T9">"3"</text:span><text:span text:style-name="T2">,</text:span><text:span text:style-name="T5">IntValorGastoTransporte</text:span><text:span text:style-name="T2">, </text:span><text:span text:style-name="T7">date</text:span><text:span text:style-name="T5">)</text:span><text:span text:style-name="T2">;</text:span></text:p>
      <text:p text:style-name="P2"><text:span text:style-name="T1"><text:s text:c="8"/></text:span><text:span text:style-name="T5">}</text:span></text:p>
      <text:p text:style-name="P2"><text:s text:c="8"/><text:span text:style-name="T11">//condiciones para el gasto en Hogar</text:span></text:p>
      <text:p text:style-name="P2"><text:span text:style-name="T10"><text:s text:c="8"/></text:span><text:span text:style-name="T2">if</text:span><text:span text:style-name="T5">(</text:span><text:span text:style-name="T7">gastoHogar</text:span><text:span text:style-name="T5">==</text:span><text:span text:style-name="T16">0 </text:span><text:span text:style-name="T5">&amp;&amp; IntValorGastoHogar!=</text:span><text:span text:style-name="T16">0</text:span><text:span text:style-name="T5">){</text:span></text:p>
      <text:p text:style-name="P2"><text:s text:c="12"/><text:span text:style-name="T11">//inserta nuevo objecto</text:span></text:p>
      <text:p text:style-name="P2"><text:span text:style-name="T10"><text:s text:c="12"/></text:span><text:span text:style-name="T5">gastoObjecto.setDate(</text:span><text:span text:style-name="T7">date</text:span><text:span text:style-name="T5">)</text:span><text:span text:style-name="T2">;</text:span></text:p>
      <text:p text:style-name="P2"><text:span text:style-name="T1"><text:s text:c="12"/></text:span><text:span text:style-name="T5">gastoObjecto.setCategoria_num(</text:span><text:span text:style-name="T9">"4"</text:span><text:span text:style-name="T5">)</text:span><text:span text:style-name="T2">;</text:span></text:p>
      <text:p text:style-name="P2"><text:span text:style-name="T1"><text:s text:c="12"/></text:span><text:span text:style-name="T5">gastoObjecto.setCategoria(</text:span><text:span text:style-name="T9">"Hogar"</text:span><text:span text:style-name="T5">)</text:span><text:span text:style-name="T2">;</text:span></text:p>
      <text:p text:style-name="P2"><text:span text:style-name="T1"><text:s text:c="12"/></text:span><text:span text:style-name="T5">gastoObjecto.setGasto(IntValorGastoHogar)</text:span><text:span text:style-name="T2">;</text:span></text:p>
      <text:p text:style-name="P2"><text:span text:style-name="T1"><text:s text:c="12"/></text:span><text:span text:style-name="T7">gastosDatabase</text:span><text:span text:style-name="T5">.getGastosDao().insert(gastoObjecto)</text:span><text:span text:style-name="T2">;</text:span></text:p>
      <text:p text:style-name="P2"><text:span text:style-name="T1"><text:s text:c="8"/></text:span><text:span text:style-name="T5">}</text:span><text:span text:style-name="T2">else if</text:span><text:span text:style-name="T5">(</text:span><text:span text:style-name="T7">gastoHogar</text:span><text:span text:style-name="T5">!=</text:span><text:span text:style-name="T16">0</text:span><text:span text:style-name="T5">&amp;&amp;IntValorGastoHogar!=</text:span><text:span text:style-name="T16">0</text:span><text:span text:style-name="T5">){</text:span></text:p>
      <text:p text:style-name="P2"><text:s text:c="12"/><text:span text:style-name="T11">//update objecto</text:span></text:p>
      <text:p text:style-name="P2"><text:span text:style-name="T10"><text:s text:c="12"/></text:span><text:span text:style-name="T7">gastosDatabase</text:span><text:span text:style-name="T5">.getGastosDao().updatedGasto(</text:span><text:span text:style-name="T9">"4"</text:span><text:span text:style-name="T2">,</text:span><text:span text:style-name="T5">IntValorGastoHogar</text:span><text:span text:style-name="T2">, </text:span><text:span text:style-name="T7">date</text:span><text:span text:style-name="T5">)</text:span><text:span text:style-name="T2">;</text:span></text:p>
      <text:p text:style-name="P2"><text:span text:style-name="T1"><text:s text:c="8"/></text:span><text:span text:style-name="T5">}</text:span></text:p>
      <text:p text:style-name="P2"><text:s text:c="8"/><text:span text:style-name="T11">//condiciones para el gasto en Educacion</text:span></text:p>
      <text:p text:style-name="P2"><text:span text:style-name="T10"><text:s text:c="8"/></text:span><text:span text:style-name="T2">if</text:span><text:span text:style-name="T5">(</text:span><text:span text:style-name="T7">gastoEducacion</text:span><text:span text:style-name="T5">==</text:span><text:span text:style-name="T16">0 </text:span><text:span text:style-name="T5">&amp;&amp; IntValorGastoEducacion!=</text:span><text:span text:style-name="T16">0</text:span><text:span text:style-name="T5">){</text:span></text:p>
      <text:p text:style-name="P2"><text:s text:c="12"/><text:span text:style-name="T11">//inserta nuevo objecto</text:span></text:p>
      <text:p text:style-name="P2"><text:span text:style-name="T10"><text:s text:c="12"/></text:span><text:span text:style-name="T5">gastoObjecto.setDate(</text:span><text:span text:style-name="T7">date</text:span><text:span text:style-name="T5">)</text:span><text:span text:style-name="T2">;</text:span></text:p>
      <text:p text:style-name="P2"><text:span text:style-name="T1"><text:s text:c="12"/></text:span><text:span text:style-name="T5">gastoObjecto.setCategoria_num(</text:span><text:span text:style-name="T9">"5"</text:span><text:span text:style-name="T5">)</text:span><text:span text:style-name="T2">;</text:span></text:p>
      <text:p text:style-name="P2"><text:span text:style-name="T1"><text:s text:c="12"/></text:span><text:span text:style-name="T5">gastoObjecto.setCategoria(</text:span><text:span text:style-name="T9">"Educacion"</text:span><text:span text:style-name="T5">)</text:span><text:span text:style-name="T2">;</text:span></text:p>
      <text:p text:style-name="P2"><text:span text:style-name="T1"><text:s text:c="12"/></text:span><text:span text:style-name="T5">gastoObjecto.setGasto(IntValorGastoEducacion)</text:span><text:span text:style-name="T2">;</text:span></text:p>
      <text:p text:style-name="P2"><text:soft-page-break/><text:span text:style-name="T1"><text:s text:c="12"/></text:span><text:span text:style-name="T7">gastosDatabase</text:span><text:span text:style-name="T5">.getGastosDao().insert(gastoObjecto)</text:span><text:span text:style-name="T2">;</text:span></text:p>
      <text:p text:style-name="P2"><text:span text:style-name="T1"><text:s text:c="8"/></text:span><text:span text:style-name="T5">}</text:span><text:span text:style-name="T2">else if</text:span><text:span text:style-name="T5">(</text:span><text:span text:style-name="T7">gastoEducacion</text:span><text:span text:style-name="T5">!=</text:span><text:span text:style-name="T16">0</text:span><text:span text:style-name="T5">&amp;&amp;IntValorGastoEducacion!=</text:span><text:span text:style-name="T16">0</text:span><text:span text:style-name="T5">){</text:span></text:p>
      <text:p text:style-name="P2"><text:s text:c="12"/><text:span text:style-name="T11">//update objecto</text:span></text:p>
      <text:p text:style-name="P2"><text:span text:style-name="T10"><text:s text:c="12"/></text:span><text:span text:style-name="T7">gastosDatabase</text:span><text:span text:style-name="T5">.getGastosDao().updatedGasto(</text:span><text:span text:style-name="T9">"5"</text:span><text:span text:style-name="T2">,</text:span><text:span text:style-name="T5">IntValorGastoEducacion</text:span><text:span text:style-name="T2">, </text:span><text:span text:style-name="T7">date</text:span><text:span text:style-name="T5">)</text:span><text:span text:style-name="T2">;</text:span></text:p>
      <text:p text:style-name="P2"><text:span text:style-name="T1"><text:s text:c="8"/></text:span><text:span text:style-name="T5">}</text:span></text:p>
      <text:p text:style-name="P2"><text:s text:c="8"/><text:span text:style-name="T11">//condiciones para el gasto en Otros</text:span></text:p>
      <text:p text:style-name="P2"><text:span text:style-name="T10"><text:s text:c="8"/></text:span><text:span text:style-name="T2">if</text:span><text:span text:style-name="T5">(</text:span><text:span text:style-name="T7">gastoOtros</text:span><text:span text:style-name="T5">==</text:span><text:span text:style-name="T16">0 </text:span><text:span text:style-name="T5">&amp;&amp; IntValorGastoOtros!=</text:span><text:span text:style-name="T16">0</text:span><text:span text:style-name="T5">){</text:span></text:p>
      <text:p text:style-name="P2"><text:s text:c="12"/><text:span text:style-name="T11">//inserta nuevo objecto</text:span></text:p>
      <text:p text:style-name="P2"><text:span text:style-name="T10"><text:s text:c="12"/></text:span><text:span text:style-name="T5">gastoObjecto.setDate(</text:span><text:span text:style-name="T7">date</text:span><text:span text:style-name="T5">)</text:span><text:span text:style-name="T2">;</text:span></text:p>
      <text:p text:style-name="P2"><text:span text:style-name="T1"><text:s text:c="12"/></text:span><text:span text:style-name="T5">gastoObjecto.setCategoria_num(</text:span><text:span text:style-name="T9">"6"</text:span><text:span text:style-name="T5">)</text:span><text:span text:style-name="T2">;</text:span></text:p>
      <text:p text:style-name="P2"><text:span text:style-name="T1"><text:s text:c="12"/></text:span><text:span text:style-name="T5">gastoObjecto.setCategoria(</text:span><text:span text:style-name="T9">"Otros"</text:span><text:span text:style-name="T5">)</text:span><text:span text:style-name="T2">;</text:span></text:p>
      <text:p text:style-name="P2"><text:span text:style-name="T1"><text:s text:c="12"/></text:span><text:span text:style-name="T5">gastoObjecto.setGasto(IntValorGastoOtros)</text:span><text:span text:style-name="T2">;</text:span></text:p>
      <text:p text:style-name="P2"><text:span text:style-name="T1"><text:s text:c="12"/></text:span><text:span text:style-name="T7">gastosDatabase</text:span><text:span text:style-name="T5">.getGastosDao().insert(gastoObjecto)</text:span><text:span text:style-name="T2">;</text:span></text:p>
      <text:p text:style-name="P2"><text:span text:style-name="T1"><text:s text:c="8"/></text:span><text:span text:style-name="T5">}</text:span><text:span text:style-name="T2">else if</text:span><text:span text:style-name="T5">(</text:span><text:span text:style-name="T7">gastoOtros</text:span><text:span text:style-name="T5">!=</text:span><text:span text:style-name="T16">0</text:span><text:span text:style-name="T5">&amp;&amp;IntValorGastoOtros!=</text:span><text:span text:style-name="T16">0</text:span><text:span text:style-name="T5">){</text:span></text:p>
      <text:p text:style-name="P2"><text:s text:c="12"/><text:span text:style-name="T11">//update objecto</text:span></text:p>
      <text:p text:style-name="P2"><text:span text:style-name="T10"><text:s text:c="12"/></text:span><text:span text:style-name="T7">gastosDatabase</text:span><text:span text:style-name="T5">.getGastosDao().updatedGasto(</text:span><text:span text:style-name="T9">"6"</text:span><text:span text:style-name="T2">,</text:span><text:span text:style-name="T5">IntValorGastoOtros</text:span><text:span text:style-name="T2">, </text:span><text:span text:style-name="T7">date</text:span><text:span text:style-name="T5">)</text:span><text:span text:style-name="T2">;</text:span></text:p>
      <text:p text:style-name="P2"><text:span text:style-name="T1"><text:s text:c="8"/></text:span><text:span text:style-name="T5">}</text:span></text:p>
      <text:p text:style-name="P2"><text:s text:c="8"/><text:span text:style-name="T5">getValuesAndWrite()</text:span><text:span text:style-name="T2">;</text:span></text:p>
      <text:p text:style-name="P2"><text:span text:style-name="T1"><text:s text:c="8"/></text:span><text:span text:style-name="T11">//hacer 0 todos los EditText con los gastos</text:span></text:p>
      <text:p text:style-name="P2"><text:span text:style-name="T10"><text:s text:c="8"/></text:span><text:span text:style-name="T5">gastoenAlimentos.setText(</text:span><text:span text:style-name="T9">"0"</text:span><text:span text:style-name="T5">)</text:span><text:span text:style-name="T2">;</text:span></text:p>
      <text:p text:style-name="P2"><text:span text:style-name="T1"><text:s text:c="8"/></text:span><text:span text:style-name="T5">gastoenDiversion.setText(</text:span><text:span text:style-name="T9">"0"</text:span><text:span text:style-name="T5">)</text:span><text:span text:style-name="T2">;</text:span></text:p>
      <text:p text:style-name="P2"><text:span text:style-name="T1"><text:s text:c="8"/></text:span><text:span text:style-name="T5">gastoenTransporte.setText(</text:span><text:span text:style-name="T9">"0"</text:span><text:span text:style-name="T5">)</text:span><text:span text:style-name="T2">;</text:span></text:p>
      <text:p text:style-name="P2"><text:span text:style-name="T1"><text:s text:c="8"/></text:span><text:span text:style-name="T5">gastoenHogar.setText(</text:span><text:span text:style-name="T9">"0"</text:span><text:span text:style-name="T5">)</text:span><text:span text:style-name="T2">;</text:span></text:p>
      <text:p text:style-name="P2"><text:span text:style-name="T1"><text:s text:c="8"/></text:span><text:span text:style-name="T5">gastoenEducacion.setText(</text:span><text:span text:style-name="T9">"0"</text:span><text:span text:style-name="T5">)</text:span><text:span text:style-name="T2">;</text:span></text:p>
      <text:p text:style-name="P2"><text:span text:style-name="T1"><text:s text:c="8"/></text:span><text:span text:style-name="T5">gastoenOtros.setText(</text:span><text:span text:style-name="T9">"0"</text:span><text:span text:style-name="T5">)</text:span><text:span text:style-name="T2">;</text:span></text:p>
      <text:p text:style-name="P2"><text:span text:style-name="T1"><text:s text:c="4"/></text:span><text:span text:style-name="T5">}</text:span>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20:38:59.029179208</meta:creation-date>
    <dc:date>2018-03-19T20:40:14.504705393</dc:date>
    <meta:editing-duration>PT1M16S</meta:editing-duration>
    <meta:editing-cycles>1</meta:editing-cycles>
    <meta:document-statistic meta:table-count="0" meta:image-count="0" meta:object-count="0" meta:page-count="7" meta:paragraph-count="259" meta:word-count="810" meta:character-count="12527" meta:non-whitespace-character-count="9736"/>
    <meta:generator>LibreOffice/5.1.6.2$Linux_X86_64 LibreOffice_project/10m0$Build-2</meta:generator>
  </office:meta>
</office:document-meta>
</file>